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17cm" fo:margin-left="0.004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writing-mode="lr-tb"/>
    </style:style>
    <style:style style:name="P3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break-before="page" style:writing-mode="lr-tb"/>
    </style:style>
    <style:style style:name="P5" style:family="paragraph" style:parent-style-name="Frame_20_contents">
      <style:paragraph-properties style:writing-mode="lr-tb"/>
    </style:style>
    <style:style style:name="P6" style:family="paragraph" style:parent-style-name="Heading_20_1">
      <style:text-properties officeooo:rsid="001ab57f" officeooo:paragraph-rsid="001ab57f"/>
    </style:style>
    <style:style style:name="P7" style:family="paragraph" style:parent-style-name="Standard" style:list-style-name="WWNum2"/>
    <style:style style:name="P8" style:family="paragraph">
      <style:paragraph-properties style:writing-mode="lr-tb"/>
      <style:text-properties style:font-name="Noto Sans" fo:font-size="24pt"/>
    </style:style>
    <style:style style:name="P9" style:family="paragraph">
      <loext:graphic-properties draw:fill="solid" draw:fill-color="#ffffff"/>
      <style:paragraph-properties style:writing-mode="lr-tb"/>
      <style:text-properties style:font-name="Noto Sans" fo:font-size="24pt"/>
    </style:style>
    <style:style style:name="P10" style:family="paragraph">
      <loext:graphic-properties draw:fill="none"/>
      <style:paragraph-properties fo:text-align="start"/>
      <style:text-properties fo:color="#000000" loext:opacity="100%" fo:font-size="18pt"/>
    </style:style>
    <style:style style:name="P11" style:family="paragraph">
      <loext:graphic-properties draw:fill="solid" draw:fill-color="#729fc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officeooo:rsid="0016c988"/>
    </style:style>
    <style:style style:name="T3" style:family="text">
      <style:text-properties style:font-name="Noto Sans" fo:font-size="24pt"/>
    </style:style>
    <style:style style:name="T4" style:family="text">
      <style:text-properties style:font-name="Noto Sans" fo:font-size="24pt" style:language-asian="zh" style:country-asian="CN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53cm" svg:stroke-color="#808080" draw:stroke-linejoin="miter" svg:stroke-linecap="butt" draw:fill="solid" draw:fill-color="#ffffff" draw:textarea-vertical-align="middle" draw:auto-grow-height="false" draw:auto-grow-width="false" fo:min-height="1.042cm" fo:min-width="16.713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919cm" fo:min-width="5.41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2.219cm" fo:min-width="10.6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% if True %}{{ True }}Paragraph{% endif %}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{% if True %}{{ True }}Cell A1{% endif %}</text:p>
          </table:table-cell>
          <table:table-cell table:style-name="Таблица1.B1" office:value-type="string">
            <text:p text:style-name="Table_20_Contents">{% if True %}{{ True }}Cell A2{% endif %}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{% if True %}{{ True }}Cell B1{% endif %}</text:p>
          </table:table-cell>
          <table:table-cell table:style-name="Таблица1.B2" office:value-type="string">
            <text:p text:style-name="Table_20_Contents">{% if True %}{{ True }}Cell B2{% endif %}</text:p>
          </table:table-cell>
        </table:table-row>
      </table:table>
      <text:list xml:id="list2917539156" text:style-name="WWNum2">
        <text:list-item>
          <text:p text:style-name="P7">{% if True %}{{ True }}List item{% endif %}</text:p>
        </text:list-item>
      </text:list>
      <text:p text:style-name="P3"><draw:custom-shape text:anchor-type="paragraph" draw:z-index="0" draw:name="Фигура1" draw:style-name="gr3" draw:text-style-name="P11" svg:width="10.637cm" svg:height="2.218cm" svg:x="6.167cm" svg:y="0.183cm"><text:p text:style-name="P2">{% if True %}{{ True }}Shape{% endif %}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a xlink:type="simple" xlink:href="https://duckduckgo.com/" text:style-name="Standard" text:visited-style-name="Standard">Hyper text</text:a></text:p>
      <text:p text:style-name="P1"/>
      <text:p text:style-name="P1"><draw:custom-shape text:anchor-type="paragraph" draw:z-index="1" draw:name="Фигура2" draw:style-name="gr2" draw:text-style-name="P10" svg:width="5.416cm" svg:height="0.918cm" svg:x="0.106cm" svg:y="0.392cm"><text:p text:style-name="P2"><text:span text:style-name="T1">{% if True %}{{ True }}Text field{% endif %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Фигура3" draw:style-name="gr1" draw:text-style-name="P9" svg:width="16.765cm" svg:height="1.094cm" svg:x="0.178cm" svg:y="4.362cm"><text:p text:style-name="P8"><text:span text:style-name="T3">{% if </text:span><text:span text:style-name="T4">True</text:span><text:span text:style-name="T3"> %}{{ </text:span><text:span text:style-name="T4">True</text:span><text:span text:style-name="T3"> }}Text effect{% endif %}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1" draw:name="1" text:anchor-type="as-char" svg:width="9.419cm" svg:height="0.46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Text_20_body">{% if True %}</text:p>
      <text:h text:style-name="P6" text:outline-level="1">{{ True }} Header</text:h>
      <text:p text:style-name="P1">{% endif %}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50:00</meta:creation-date>
    <dc:language>ru-RU</dc:language>
    <dc:date>2021-01-22T11:43:17.598750533</dc:date>
    <meta:editing-cycles>14</meta:editing-cycles>
    <meta:editing-duration>PT13M40S</meta:editing-duration>
    <meta:generator>LibreOffice/7.0.3.1$Linux_X86_64 LibreOffice_project/00$Build-1</meta:generator>
    <meta:document-statistic meta:table-count="1" meta:image-count="0" meta:object-count="1" meta:page-count="2" meta:paragraph-count="13" meta:word-count="84" meta:character-count="385" meta:non-whitespace-character-count="314"/>
  </office:meta>
</office:document-meta>
</file>

<file path=Object 1/content.xml><?xml version="1.0" encoding="utf-8"?>
<math xmlns="http://www.w3.org/1998/Math/MathML" display="block">
  <semantics>
    <mrow>
      <mtext>%</mtext>
      <mi mathvariant="italic">if</mi>
      <mi mathvariant="italic">show</mi>
      <mtext>%</mtext>
      <mi mathvariant="italic">show</mi>
      <mi mathvariant="italic">formula</mi>
      <mtext>%</mtext>
      <mi mathvariant="italic">endif</mi>
      <mrow>
        <mrow>
          <mtext>%</mtext>
          <mo stretchy="false">+</mo>
          <mrow>
            <mi mathvariant="italic">something</mi>
            <mo stretchy="false">/</mo>
            <mn>10</mn>
          </mrow>
        </mrow>
        <mo stretchy="false">=</mo>
        <mn>2</mn>
      </mrow>
    </mrow>
    <annotation encoding="StarMath 5.0">"%" if show "%" show formula "%" endif "%" + {something} / {10} = 2</annotation>
  </semantics>
</math>
</file>